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72f" officeooo:paragraph-rsid="0005c72f"/>
    </style:style>
    <style:style style:name="P2" style:family="paragraph" style:parent-style-name="Standard">
      <style:text-properties officeooo:rsid="0005e125" officeooo:paragraph-rsid="0005e125"/>
    </style:style>
    <style:style style:name="P3" style:family="paragraph" style:parent-style-name="Standard">
      <style:text-properties officeooo:rsid="0007a67f" officeooo:paragraph-rsid="0007a67f"/>
    </style:style>
    <style:style style:name="P4" style:family="paragraph" style:parent-style-name="Standard">
      <style:text-properties officeooo:rsid="00093096" officeooo:paragraph-rsid="00093096"/>
    </style:style>
    <style:style style:name="T1" style:family="text">
      <style:text-properties officeooo:rsid="000930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ku Authentication - <text:s/>7/7 pass <text:s text:c="2"/>100%</text:p>
      <text:p text:style-name="P1">Suku Chatservices- 15/34 pass <text:s text:c="2"/>44%</text:p>
      <text:p text:style-name="P1">Suku Mailer <text:s/>- <text:s/>9/11 pass <text:s/>81%</text:p>
      <text:p text:style-name="P2">Suku Marketplace <text:s text:c="2"/>0/20 <text:s text:c="2"/>0% (because of robot test case failure)</text:p>
      <text:p text:style-name="P2">Suku Matchmaking <text:s/>1/1 <text:s text:c="3"/>100%</text:p>
      <text:p text:style-name="P2">Suku Notification <text:s text:c="2"/>- NA</text:p>
      <text:p text:style-name="P3">Suku Onboarding – 0/3 <text:s text:c="2"/>0%(because of robot test case failure)</text:p>
      <text:p text:style-name="P3">Suku OnboardingAuth – 4/4 <text:s/>100%</text:p>
      <text:p text:style-name="P3">Suku OnboardingUI – 6/6 100: pass</text:p>
      <text:p text:style-name="P3">Suku Profile – NA</text:p>
      <text:p text:style-name="P3">Suku Review -NA</text:p>
      <text:p text:style-name="P3">Suku Trackandtrace – 3/3 100%</text:p>
      <text:p text:style-name="P3">Suku MarketplaceUI -NA</text:p>
      <text:p text:style-name="P3">SukuPlatformv5Api <text:s/>0/42 <text:s/>(test cases failed)</text:p>
      <text:p text:style-name="P3"/>
      <text:p text:style-name="P3"/>
      <text:p text:style-name="P4">50 – 60 % builds pass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26:58.063921787</meta:creation-date>
    <dc:date>2018-10-01T12:19:30.496253340</dc:date>
    <meta:editing-duration>PT1M24S</meta:editing-duration>
    <meta:editing-cycles>1</meta:editing-cycles>
    <meta:document-statistic meta:table-count="0" meta:image-count="0" meta:object-count="0" meta:page-count="1" meta:paragraph-count="15" meta:word-count="76" meta:character-count="497" meta:non-whitespace-character-count="407"/>
    <meta:generator>LibreOffice/5.1.6.2$Linux_X86_64 LibreOffice_project/10m0$Build-2</meta:generator>
  </office:meta>
</office:document-meta>
</file>